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Exception.getFlowController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Exception.getA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Exception.getFlow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Exception.PageFlowException( String actionName , FlowController f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Exception.init( String action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FlowException.PageFlowException( String actionName , FlowController fc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